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1B00004F1D00003B56D4DA192E.wmf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100000073000000E5B2987EC5.svm" manifest:media-type=""/>
  <manifest:file-entry manifest:full-path="Pictures/2000001B00004F1D00003B560F064792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062cm" svg:height="3.047cm" svg:x="7.248cm" svg:y="0.422cm">
          <draw:image xlink:href="Pictures/2000001B00004F1D00003B560F064792.wmf" xlink:type="simple" xlink:show="embed" xlink:actuate="onLoad">
            <text:p/>
          </draw:image>
          <draw:glue-point draw:id="4" svg:x="0.182cm" svg:y="-2.244cm"/>
          <draw:glue-point draw:id="5" svg:x="-0.755cm" svg:y="2.097cm"/>
          <draw:glue-point draw:id="6" svg:x="-0.965cm" svg:y="1.942cm"/>
        </draw:frame>
        <draw:frame draw:style-name="gr2" draw:text-style-name="P1" draw:layer="layout" svg:width="0.137cm" svg:height="0.274cm" svg:x="10.986cm" svg:y="1.712cm">
          <draw:image xlink:href="Pictures/2000000100000073000000E5B2987EC5.svm" xlink:type="simple" xlink:show="embed" xlink:actuate="onLoad">
            <text:p/>
          </draw:image>
        </draw:frame>
        <draw:frame draw:style-name="gr3" draw:text-style-name="P1" xml:id="id1" draw:id="id1" draw:layer="layout" svg:width="0.335cm" svg:height="0.258cm" svg:x="9.752cm" svg:y="0.397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xml:id="id3" draw:id="id3" draw:layer="layout" svg:width="0.349cm" svg:height="0.258cm" svg:x="8.327cm" svg:y="2.958cm">
          <draw:image xlink:href="Pictures/2000000100000124000000D8A19DD694.svm" xlink:type="simple" xlink:show="embed" xlink:actuate="onLoad">
            <text:p/>
          </draw:image>
        </draw:frame>
        <draw:connector draw:style-name="gr5" draw:text-style-name="P1" draw:layer="layout" draw:type="curve" draw:line-skew="-0.14cm -1.904cm 1.246cm" svg:x1="9.919cm" svg:y1="0.655cm" svg:x2="9.352cm" svg:y2="1.262cm" draw:start-shape="id1" draw:start-glue-point="2" draw:end-shape="id2" draw:end-glue-point="4" svg:d="M9919 655c0 540-13 360-13 424s-554 5-554 183" svg:viewBox="0 0 568 608">
          <text:p/>
        </draw:connector>
        <draw:connector draw:style-name="gr5" draw:text-style-name="P1" draw:layer="layout" draw:type="curve" draw:line-skew="0.391cm 1.983cm -1.418cm" svg:x1="8.501cm" svg:y1="2.958cm" svg:x2="8.888cm" svg:y2="2.536cm" draw:start-shape="id3" draw:start-glue-point="0" draw:end-shape="id2" draw:end-glue-point="6" svg:d="M8501 2958c0-163 230-109 230-258s157-142 157-164" svg:viewBox="0 0 388 423">
          <text:p/>
        </draw:connector>
        <draw:frame draw:style-name="gr1" draw:text-style-name="P1" xml:id="id5" draw:id="id5" draw:layer="layout" svg:width="4.062cm" svg:height="3.047cm" svg:x="1.617cm" svg:y="0.421cm">
          <draw:image xlink:href="Pictures/2000001B00004F1D00003B56D4DA192E.wmf" xlink:type="simple" xlink:show="embed" xlink:actuate="onLoad">
            <text:p/>
          </draw:image>
          <draw:glue-point draw:id="4" svg:x="-0.455cm" svg:y="-2.904cm"/>
          <draw:glue-point draw:id="5" svg:x="-1.415cm" svg:y="-1.247cm"/>
        </draw:frame>
        <draw:frame draw:style-name="gr2" draw:text-style-name="P1" draw:layer="layout" svg:width="0.137cm" svg:height="0.274cm" svg:x="5.321cm" svg:y="1.736cm">
          <draw:image xlink:href="Pictures/2000000100000073000000E5B2987EC5.svm" xlink:type="simple" xlink:show="embed" xlink:actuate="onLoad">
            <text:p/>
          </draw:image>
        </draw:frame>
        <draw:frame draw:style-name="gr3" draw:text-style-name="P1" xml:id="id4" draw:id="id4" draw:layer="layout" svg:width="0.335cm" svg:height="0.258cm" svg:x="2.786cm" svg:y="0.298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xml:id="id6" draw:id="id6" draw:layer="layout" svg:width="0.349cm" svg:height="0.258cm" svg:x="2.339cm" svg:y="0.734cm">
          <draw:image xlink:href="Pictures/2000000100000124000000D8A19DD694.svm" xlink:type="simple" xlink:show="embed" xlink:actuate="onLoad">
            <text:p/>
          </draw:image>
        </draw:frame>
        <draw:connector draw:style-name="gr5" draw:text-style-name="P1" draw:layer="layout" draw:type="curve" draw:line-skew="-0.306cm 2.047cm 0.991cm" svg:x1="2.953cm" svg:y1="0.556cm" svg:x2="3.464cm" svg:y2="1.06cm" draw:start-shape="id4" draw:start-glue-point="2" draw:end-shape="id5" draw:end-glue-point="4" svg:d="M2953 556c0 291 211 194 211 213 0 20 300-115 300 291" svg:viewBox="0 0 512 505">
          <text:p/>
        </draw:connector>
        <draw:connector draw:style-name="gr5" draw:text-style-name="P1" draw:layer="layout" draw:type="curve" draw:line-skew="-0.377cm 1.661cm 1.506cm" svg:x1="2.513cm" svg:y1="0.992cm" svg:x2="3.074cm" svg:y2="1.565cm" draw:start-shape="id6" draw:start-glue-point="2" draw:end-shape="id5" draw:end-glue-point="5" svg:d="M2513 992c0 184 265 123 265 279s296 87 296 294" svg:viewBox="0 0 562 574">
          <text:p/>
        </draw:connector>
        <draw:frame draw:style-name="gr6" draw:text-style-name="P2" draw:layer="layout" svg:width="0.869cm" svg:height="0.916cm" svg:x="11.32cm" svg:y="2.47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132cm" svg:height="0.916cm" svg:x="0.53cm" svg:y="2.476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8T12:50:17</meta:creation-date>
    <meta:editing-duration>PT17M48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7T16:49:49.864637513</dc:date>
    <meta:document-statistic meta:object-count="14"/>
    <meta:template xlink:type="simple" xlink:actuate="onRequest" xlink:title="kkkFigures" xlink:href="../../../../.libreoffice/3/user/template/kkkFigures.otg" meta:date="2014-03-28T12:50:16"/>
  </office:meta>
</office:document-meta>
</file>